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8" style:family="graphic">
      <style:graphic-properties draw:stroke="none" svg:stroke-width="0cm" draw:marker-end="Arrow" draw:marker-end-width="0.3cm" draw:fill="solid" draw:fill-color="#000000" draw:opacity="100%" draw:textarea-horizontal-align="center" draw:textarea-vertical-align="middle"/>
    </style:style>
    <style:style style:name="gr9" style:family="graphic">
      <style:graphic-properties draw:stroke="solid" svg:stroke-width="0cm" draw:marker-start-width="0cm" draw:marker-end="Arrow" draw:marker-end-width="0cm" draw:fill="none" draw:fill-color="#000000" draw:opacity="100%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6.5cm" svg:height="1cm" draw:transform="rotate (0.1745329251994) translate (1.963cm 6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cm" svg:y1="2.8cm" svg:x2="12cm" svg:y2="8.3cm">
          <text:p/>
        </draw:line>
        <draw:custom-shape draw:style-name="gr1" draw:text-style-name="P1" draw:layer="layout" svg:width="6.5cm" svg:height="1cm" draw:transform="rotate (-0.174532925200587) translate (15.675cm 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5cm" svg:x="10cm" svg:y="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5cm" svg:y1="3cm" svg:x2="9.5cm" svg:y2="3cm">
          <text:p/>
        </draw:line>
        <draw:line draw:style-name="gr4" draw:text-style-name="P1" draw:layer="layout" svg:x1="11.5cm" svg:y1="8cm" svg:x2="9.5cm" svg:y2="8cm">
          <text:p/>
        </draw:line>
        <draw:line draw:style-name="gr4" draw:text-style-name="P1" draw:layer="layout" svg:x1="11.5cm" svg:y1="6.9cm" svg:x2="9.5cm" svg:y2="6.9cm">
          <text:p/>
        </draw:line>
        <draw:line draw:style-name="gr4" draw:text-style-name="P1" draw:layer="layout" svg:x1="11.5cm" svg:y1="5.7cm" svg:x2="9.5cm" svg:y2="5.7cm">
          <text:p/>
        </draw:line>
        <draw:line draw:style-name="gr4" draw:text-style-name="P1" draw:layer="layout" svg:x1="11.5cm" svg:y1="4.7cm" svg:x2="9.5cm" svg:y2="4.7cm">
          <text:p/>
        </draw:line>
        <draw:line draw:style-name="gr4" draw:text-style-name="P1" draw:layer="layout" svg:x1="11.5cm" svg:y1="3.8cm" svg:x2="9.5cm" svg:y2="3.8cm">
          <text:p/>
        </draw:line>
        <draw:custom-shape draw:style-name="gr3" draw:text-style-name="P1" draw:layer="layout" svg:width="1.5cm" svg:height="5cm" draw:transform="rotate (3.1415926535892) translate (14.1cm 8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6cm" svg:y1="8cm" svg:x2="14.6cm" svg:y2="8cm">
          <text:p/>
        </draw:line>
        <draw:line draw:style-name="gr4" draw:text-style-name="P1" draw:layer="layout" svg:x1="12.6cm" svg:y1="3cm" svg:x2="14.6cm" svg:y2="3cm">
          <text:p/>
        </draw:line>
        <draw:line draw:style-name="gr4" draw:text-style-name="P1" draw:layer="layout" svg:x1="12.6cm" svg:y1="3.9cm" svg:x2="14.6cm" svg:y2="3.9cm">
          <text:p/>
        </draw:line>
        <draw:line draw:style-name="gr4" draw:text-style-name="P1" draw:layer="layout" svg:x1="12.6cm" svg:y1="4.8cm" svg:x2="14.6cm" svg:y2="4.8cm">
          <text:p/>
        </draw:line>
        <draw:line draw:style-name="gr4" draw:text-style-name="P1" draw:layer="layout" svg:x1="12.6cm" svg:y1="5.6cm" svg:x2="14.6cm" svg:y2="5.6cm">
          <text:p/>
        </draw:line>
        <draw:line draw:style-name="gr4" draw:text-style-name="P1" draw:layer="layout" svg:x1="12.6cm" svg:y1="6.9cm" svg:x2="14.6cm" svg:y2="6.9cm">
          <text:p/>
        </draw:line>
        <draw:path draw:style-name="gr5" draw:text-style-name="P1" draw:layer="layout" svg:width="10cm" svg:height="10cm" svg:x="5.4cm" svg:y="10.3cm" svg:viewBox="0 0 10001 10001" svg:d="m4999 0c2834 0 5000 2165 5000 4999s-2166 5000-5000 5000-4999-2166-4999-5000 2165-4999 4999-4999zm-4999 0zm10001 10001z">
          <text:p/>
        </draw:path>
        <draw:path draw:style-name="gr6" draw:text-style-name="P1" draw:layer="layout" svg:width="5.5cm" svg:height="5.5cm" svg:x="7.6cm" svg:y="12.6cm" svg:viewBox="0 0 5501 5501" svg:d="m2749 0c1559 0 2750 1190 2750 2749s-1191 2750-2750 2750-2749-1191-2749-2750 1190-2749 2749-2749zm-2749 0zm5501 5501z">
          <text:p/>
        </draw:path>
        <draw:path draw:style-name="gr7" draw:text-style-name="P1" draw:layer="layout" svg:width="2.5cm" svg:height="2.5cm" svg:x="9cm" svg:y="14cm" svg:viewBox="0 0 2501 2501" svg:d="m1249 0c708 0 1250 541 1250 1249s-542 1250-1250 1250-1249-542-1249-1250 541-1249 1249-1249zm-1249 0zm2501 2501z">
          <text:p/>
        </draw:path>
        <draw:g>
          <draw:polygon draw:style-name="gr8" draw:text-style-name="P1" draw:layer="layout" svg:width="0.299cm" svg:height="0.449cm" svg:x="10.15cm" svg:y="13cm" svg:viewBox="0 0 300 450" draw:points="150,0 300,450 0,450">
            <text:p/>
          </draw:polygon>
          <draw:line draw:style-name="gr9" draw:text-style-name="P1" draw:layer="layout" svg:x1="10.3cm" svg:y1="14cm" svg:x2="10.3cm" svg:y2="13.36cm">
            <text:p/>
          </draw:line>
        </draw:g>
        <draw:g>
          <draw:path draw:style-name="gr8" draw:text-style-name="P1" draw:layer="layout" svg:width="0.299cm" svg:height="0.449cm" svg:x="10.15cm" svg:y="17.05cm" svg:viewBox="0 0 300 450" svg:d="m150 450c-50-150-100-300-150-450 100 0 200 0 300 0-50 150-100 300-150 450z">
            <text:p/>
          </draw:path>
          <draw:path draw:style-name="gr9" draw:text-style-name="P1" draw:layer="layout" svg:width="0.639cm" svg:height="-0.001cm" draw:transform="rotate (-1.5707963267946) translate (10.3cm 16.5cm)" svg:viewBox="0 0 640 0" svg:d="m0-20600c213 0 427 0 640 0">
            <text:p/>
          </draw:path>
        </draw:g>
        <draw:g>
          <draw:polygon draw:style-name="gr8" draw:text-style-name="P1" draw:layer="layout" svg:width="0.449cm" svg:height="0.299cm" svg:x="8cm" svg:y="14.85cm" svg:viewBox="0 0 450 300" draw:points="0,150 450,0 450,300">
            <text:p/>
          </draw:polygon>
          <draw:line draw:style-name="gr9" draw:text-style-name="P1" draw:layer="layout" svg:x1="9cm" svg:y1="15cm" svg:x2="8.36cm" svg:y2="15cm">
            <text:p/>
          </draw:line>
        </draw:g>
        <draw:g>
          <draw:polygon draw:style-name="gr8" draw:text-style-name="P1" draw:layer="layout" svg:width="0.334cm" svg:height="0.469cm" svg:x="9cm" svg:y="13.5cm" svg:viewBox="0 0 335 470" draw:points="0,0 335,335 67,470">
            <text:p/>
          </draw:polygon>
          <draw:line draw:style-name="gr9" draw:text-style-name="P1" draw:layer="layout" svg:x1="9.4cm" svg:y1="14.3cm" svg:x2="9.161cm" svg:y2="13.822cm">
            <text:p/>
          </draw:line>
        </draw:g>
        <draw:g>
          <draw:polygon draw:style-name="gr8" draw:text-style-name="P1" draw:layer="layout" svg:width="0.452cm" svg:height="0.383cm" svg:x="11.547cm" svg:y="14cm" svg:viewBox="0 0 453 384" draw:points="453,0 174,384 0,139">
            <text:p/>
          </draw:polygon>
          <draw:line draw:style-name="gr9" draw:text-style-name="P1" draw:layer="layout" svg:x1="11.3cm" svg:y1="14.5cm" svg:x2="11.707cm" svg:y2="14.209cm">
            <text:p/>
          </draw:line>
        </draw:g>
        <draw:g>
          <draw:polygon draw:style-name="gr8" draw:text-style-name="P1" draw:layer="layout" svg:width="0.423cm" svg:height="0.423cm" svg:x="11.476cm" svg:y="16.476cm" svg:viewBox="0 0 424 424" draw:points="424,424 0,212 212,0">
            <text:p/>
          </draw:polygon>
          <draw:line draw:style-name="gr9" draw:text-style-name="P1" draw:layer="layout" svg:x1="11.1cm" svg:y1="16.1cm" svg:x2="11.645cm" svg:y2="16.645cm">
            <text:p/>
          </draw:line>
        </draw:g>
        <draw:g>
          <draw:polygon draw:style-name="gr8" draw:text-style-name="P1" draw:layer="layout" svg:width="0.449cm" svg:height="0.299cm" svg:x="12.05cm" svg:y="15.35cm" svg:viewBox="0 0 450 300" draw:points="450,150 0,300 0,0">
            <text:p/>
          </draw:polygon>
          <draw:line draw:style-name="gr9" draw:text-style-name="P1" draw:layer="layout" svg:x1="11.5cm" svg:y1="15.5cm" svg:x2="12.14cm" svg:y2="15.5cm">
            <text:p/>
          </draw:line>
        </draw:g>
        <draw:g>
          <draw:polygon draw:style-name="gr8" draw:text-style-name="P1" draw:layer="layout" svg:width="0.41cm" svg:height="0.435cm" svg:x="8.5cm" svg:y="16.564cm" svg:viewBox="0 0 411 436" draw:points="0,436 187,0 411,199">
            <text:p/>
          </draw:polygon>
          <draw:line draw:style-name="gr9" draw:text-style-name="P1" draw:layer="layout" svg:x1="9.3cm" svg:y1="16.1cm" svg:x2="8.739cm" svg:y2="16.731cm">
            <text:p/>
          </draw:line>
        </draw:g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emy </meta:initial-creator>
    <meta:creation-date>2012-10-17T23:46:53</meta:creation-date>
    <meta:editing-duration>PT00H11M21S</meta:editing-duration>
    <meta:editing-cycles>2</meta:editing-cycles>
    <dc:date>2012-10-18T00:13:47</dc:date>
    <dc:creator>jeremy </dc:creator>
    <meta:document-statistic meta:object-count="67"/>
    <meta:generator>OpenOffice.org/3.2$Linux OpenOffice.org_project/320m12$Build-9483</meta:generator>
  </office:meta>
</office:document-meta>
</file>